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e6e6e6" fo:min-height="7.59cm"/>
    </style:style>
    <style:style style:name="gr3" style:family="graphic" style:parent-style-name="standard">
      <style:graphic-properties draw:stroke="none" draw:fill="none" fo:min-height="0.4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text-autospace="none"/>
      <style:text-properties fo:color="#000000" fo:font-family="Monospace" fo:font-size="10pt" style:font-family-asian="Monospace" style:font-size-asian="10pt" style:font-family-complex="Monospace" style:font-size-complex="10pt"/>
    </style:style>
    <style:style style:name="P3" style:family="paragraph">
      <style:paragraph-properties fo:margin-left="0cm" fo:margin-right="0cm" fo:text-indent="0cm" style:text-autospace="none"/>
      <style:text-properties fo:color="#000000" fo:font-family="Monospace" fo:font-size="10pt" style:font-family-asian="Monospace" style:font-size-asian="10pt" style:font-family-complex="Monospace" style:font-size-complex="10pt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text-properties fo:font-size="10pt"/>
    </style:style>
    <style:style style:name="P6" style:family="paragraph">
      <style:paragraph-properties fo:margin-left="0cm" fo:margin-right="0cm" fo:text-indent="0cm"/>
      <style:text-properties fo:font-size="15pt"/>
    </style:style>
    <style:style style:name="P7" style:family="paragraph">
      <style:text-properties fo:font-size="15pt"/>
    </style:style>
    <style:style style:name="P8" style:family="paragraph">
      <style:paragraph-properties fo:margin-left="0cm" fo:margin-right="0cm" fo:text-indent="0cm"/>
      <style:text-properties fo:font-size="28pt"/>
    </style:style>
    <style:style style:name="P9" style:family="paragraph">
      <style:text-properties fo:font-size="28pt"/>
    </style:style>
    <style:style style:name="T1" style:family="text">
      <style:text-properties fo:font-weight="bold"/>
    </style:style>
    <style:style style:name="T2" style:family="text">
      <style:text-properties fo:font-style="italic" fo:font-weight="bold"/>
    </style:style>
    <style:style style:name="T3" style:family="text">
      <style:text-properties fo:font-size="10pt"/>
    </style:style>
    <style:style style:name="T4" style:family="text">
      <style:text-properties fo:font-size="15pt"/>
    </style:style>
    <style:style style:name="T5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rect draw:style-name="gr1" draw:text-style-name="P1" draw:layer="layout" svg:width="5.154cm" svg:height="7.752cm" svg:x="9.8cm" svg:y="5.016cm">
          <text:p/>
        </draw:rect>
        <draw:frame draw:style-name="gr2" draw:text-style-name="P2" draw:layer="layout" svg:width="4.947cm" svg:height="7.84cm" svg:x="16.93cm" svg:y="5.051cm">
          <draw:text-box>
            <text:p text:style-name="P2">RES</text:p>
            <text:p text:style-name="P2">1b:a-dglc-HEX-1:5</text:p>
            <text:p text:style-name="P2">2b:a-dman-HEX-1:5</text:p>
            <text:p text:style-name="P2">3b:a-dgal-HEX-1:5</text:p>
            <text:p text:style-name="P2">4a:a1</text:p>
            <text:p text:style-name="P2">LIN</text:p>
            <text:p text:style-name="P2">1:1o(2+1)2d</text:p>
            <text:p text:style-name="P2">2:2o(2+1)3d</text:p>
            <text:p text:style-name="P2">3:3o(2+1)4d</text:p>
            <text:p text:style-name="P2">ALT</text:p>
            <text:p text:style-name="P2"><text:span text:style-name="T1">ALT1</text:span></text:p>
            <text:p text:style-name="P2"><text:span text:style-name="T2">ALTSUBGRAPH1</text:span></text:p>
            <text:p text:style-name="P2">LEAD-IN RES:5</text:p>
            <text:p text:style-name="P2">RES</text:p>
            <text:p text:style-name="P2">5b:b-dgal-HEX-1:5</text:p>
            <text:p text:style-name="P2"><text:span text:style-name="T2">ALTSUBGRAPH2</text:span></text:p>
            <text:p text:style-name="P2">LEAD-IN RES:6</text:p>
            <text:p text:style-name="P2">RES</text:p>
            <text:p text:style-name="P2">6b:b-dglc-HEX-1:5</text:p>
          </draw:text-box>
        </draw:frame>
        <draw:frame draw:style-name="gr3" draw:text-style-name="P3" draw:layer="layout" svg:width="3.465cm" svg:height="0.65cm" svg:x="11.344cm" svg:y="5.284cm">
          <draw:text-box>
            <text:p text:style-name="P3">a-dglcp</text:p>
          </draw:text-box>
        </draw:frame>
        <draw:custom-shape draw:style-name="gr4" draw:text-style-name="P1" draw:layer="layout" svg:width="0.11cm" svg:height="0.689cm" svg:x="12.094cm" svg:y="5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1.01cm" svg:height="0.645cm" svg:x="12.286cm" svg:y="5.896cm">
          <draw:text-box>
            <text:p text:style-name="P4"><text:span text:style-name="T3">2-1</text:span></text:p>
          </draw:text-box>
        </draw:frame>
        <draw:frame draw:style-name="gr3" draw:text-style-name="P3" draw:layer="layout" svg:width="3.465cm" svg:height="0.65cm" svg:x="11.356cm" svg:y="6.695cm">
          <draw:text-box>
            <text:p text:style-name="P3">a-dmanp</text:p>
          </draw:text-box>
        </draw:frame>
        <draw:custom-shape draw:style-name="gr4" draw:text-style-name="P1" draw:layer="layout" svg:width="0.11cm" svg:height="0.689cm" svg:x="12.095cm" svg:y="7.3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1.01cm" svg:height="0.645cm" svg:x="12.287cm" svg:y="7.297cm">
          <draw:text-box>
            <text:p text:style-name="P4"><text:span text:style-name="T3">2-1</text:span></text:p>
          </draw:text-box>
        </draw:frame>
        <draw:frame draw:style-name="gr3" draw:text-style-name="P3" draw:layer="layout" svg:width="3.465cm" svg:height="0.65cm" svg:x="11.356cm" svg:y="8.095cm">
          <draw:text-box>
            <text:p text:style-name="P3">a-dgalp</text:p>
          </draw:text-box>
        </draw:frame>
        <draw:custom-shape draw:style-name="gr4" draw:text-style-name="P1" draw:layer="layout" svg:width="0.11cm" svg:height="0.689cm" svg:x="12.095cm" svg:y="8.7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1.01cm" svg:height="0.645cm" svg:x="12.287cm" svg:y="8.697cm">
          <draw:text-box>
            <text:p text:style-name="P4"><text:span text:style-name="T3">2-1</text:span></text:p>
          </draw:text-box>
        </draw:frame>
        <draw:frame draw:style-name="gr3" draw:text-style-name="P3" draw:layer="layout" svg:width="2.231cm" svg:height="0.65cm" svg:x="9.782cm" svg:y="9.685cm">
          <draw:text-box>
            <text:p text:style-name="P3">a-dgalp</text:p>
          </draw:text-box>
        </draw:frame>
        <draw:frame draw:style-name="gr3" draw:text-style-name="P3" draw:layer="layout" svg:width="2.037cm" svg:height="0.65cm" svg:x="12.638cm" svg:y="9.723cm">
          <draw:text-box>
            <text:p text:style-name="P3">a-dglcp</text:p>
          </draw:text-box>
        </draw:frame>
        <draw:frame draw:style-name="gr5" draw:text-style-name="P7" draw:layer="layout" svg:width="1.294cm" svg:height="0.839cm" svg:x="11.52cm" svg:y="9.453cm">
          <draw:text-box>
            <text:p text:style-name="P6"><text:span text:style-name="T4">OR</text:span></text:p>
          </draw:text-box>
        </draw:frame>
        <draw:frame draw:style-name="gr5" draw:text-style-name="P9" draw:layer="layout" svg:width="1.158cm" svg:height="1.352cm" svg:x="8.701cm" svg:y="4.903cm">
          <draw:text-box>
            <text:p text:style-name="P8"><text:span text:style-name="T5">A</text:span></text:p>
          </draw:text-box>
        </draw:frame>
        <draw:frame draw:style-name="gr5" draw:text-style-name="P9" draw:layer="layout" svg:width="1.158cm" svg:height="1.352cm" svg:x="15.801cm" svg:y="4.903cm">
          <draw:text-box>
            <text:p text:style-name="P8"><text:span text:style-name="T5">B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&lt;Nummer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mer&gt;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23T14:02:34</meta:creation-date>
    <dc:date>2007-04-23T14:25:01</dc:date>
    <dc:language>de-DE</dc:language>
    <meta:editing-cycles>3</meta:editing-cycles>
    <meta:editing-duration>PT22M27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